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6C0085DFD5956EFC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0pt" officeooo:rsid="000869d6" officeooo:paragraph-rsid="00193778" style:font-size-asian="10pt" style:font-size-complex="10pt"/>
    </style:style>
    <style:style style:name="P7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8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0pt" fo:font-weight="normal" officeooo:rsid="00434c1f" officeooo:paragraph-rsid="0048e698" style:font-size-asian="10pt" style:font-weight-asian="normal" style:font-name-complex="Costa Ptf" style:font-size-complex="10pt" style:font-weight-complex="normal"/>
    </style:style>
    <style:style style:name="P9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0pt" fo:font-weight="normal" officeooo:rsid="00434c1f" officeooo:paragraph-rsid="004c007f" style:font-size-asian="10pt" style:font-weight-asian="normal" style:font-name-complex="Costa Ptf" style:font-size-complex="10pt" style:font-weight-complex="normal"/>
    </style:style>
    <style:style style:name="P10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0d6283" officeooo:paragraph-rsid="000d6283" style:font-size-asian="10pt" style:font-name-complex="Costa Ptf" style:font-size-complex="10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0pt" officeooo:rsid="0048e698" officeooo:paragraph-rsid="0048e698" style:font-size-asian="10pt" style:font-name-complex="Costa Ptf" style:font-size-complex="10pt"/>
    </style:style>
    <style:style style:name="P13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0pt" fo:font-weight="bold" officeooo:rsid="004c5a1f" officeooo:paragraph-rsid="004c5a1f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style:font-size-asian="10pt" style:font-size-complex="10pt"/>
    </style:style>
    <style:style style:name="P15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officeooo:paragraph-rsid="0046b1ef" style:font-size-asian="10pt" style:font-name-complex="Costa Ptf" style:font-size-complex="10pt"/>
    </style:style>
    <style:style style:name="P16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0pt" fo:font-weight="normal" style:font-size-asian="10pt" style:font-weight-asian="normal" style:font-name-complex="Costa Ptf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rlito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0pt" officeooo:paragraph-rsid="00479bb6" style:font-size-asian="10pt" style:font-size-complex="10pt"/>
    </style:style>
    <style:style style:name="P19" style:family="paragraph" style:parent-style-name="Table_20_Contents">
      <style:text-properties style:font-name="Carlito" fo:font-size="10pt" officeooo:paragraph-rsid="00479bb6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Carlito" fo:font-size="10pt" fo:font-weight="normal" officeooo:paragraph-rsid="0046c51b" style:font-size-asian="10pt" style:font-weight-asian="normal" style:font-size-complex="10pt" style:font-weight-complex="normal"/>
    </style:style>
    <style:style style:name="P2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0pt" fo:font-weight="bold" officeooo:rsid="0044dcdd" style:font-size-asian="10pt" style:font-weight-asian="bold" style:font-size-complex="10pt" style:font-weight-complex="bold"/>
    </style:style>
    <style:style style:name="T3" style:family="text">
      <style:text-properties fo:font-variant="small-caps" style:font-name="Carlito" fo:font-size="10pt" fo:font-weight="bold" officeooo:rsid="004c007f" style:font-size-asian="10pt" style:font-weight-asian="bold" style:font-size-complex="10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48e698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4c007f" fo:background-color="#ffff00" loext:char-shading-value="0"/>
    </style:style>
    <style:style style:name="T11" style:family="text">
      <style:text-properties officeooo:rsid="004c007f"/>
    </style:style>
    <style:style style:name="T12" style:family="text">
      <style:text-properties fo:background-color="#eeeeee" loext:char-shading-value="0"/>
    </style:style>
    <style:style style:name="T13" style:family="text">
      <style:text-properties style:font-name="Carlito" fo:font-size="10pt" style:font-size-asian="10pt" style:font-size-complex="10pt"/>
    </style:style>
    <style:style style:name="T14" style:family="text">
      <style:text-properties style:font-name="Carlito" fo:font-size="10pt" fo:font-weight="normal" style:font-size-asian="10pt" style:font-weight-asian="normal" style:font-size-complex="10pt" style:font-weight-complex="normal"/>
    </style:style>
    <style:style style:name="T15" style:family="text">
      <style:text-properties officeooo:rsid="00518a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Petite Enfance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20">[<text:span text:style-name="T15">recipient</text:span>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span text:style-name="T7">Service</text:span> :</text:p>
          </table:table-cell>
          <table:table-cell table:style-name="Table2.A1" office:value-type="string">
            <text:p text:style-name="P19">[res_letterbox.destination]</text:p>
          </table:table-cell>
        </table:table-row>
        <table:table-row>
          <table:table-cell table:style-name="Table2.A1" office:value-type="string">
            <text:p text:style-name="P18"><text:span text:style-name="T7">Affaire suivie par</text:span> :</text:p>
          </table:table-cell>
          <table:table-cell table:style-name="Table2.A1" office:value-type="string">
            <text:p text:style-name="P19">[user.firstname] [user.lastname]</text:p>
          </table:table-cell>
        </table:table-row>
        <table:table-row>
          <table:table-cell table:style-name="Table2.A1" office:value-type="string">
            <text:p text:style-name="P18"><text:span text:style-name="T7">Référence courrier</text:span> :</text:p>
          </table:table-cell>
          <table:table-cell table:style-name="Table2.A1" office:value-type="string">
            <text:p text:style-name="P19">[attachment.chrono]</text:p>
          </table:table-cell>
        </table:table-row>
      </table:table>
      <text:p text:style-name="P10"><text:span text:style-name="Montreuil_20_gras"><text:span text:style-name="T13"/></text:span></text:p>
      <text:p text:style-name="P14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9-12-27T14:35:04.701252677">27 décembre 2019</text:date></text:span></text:p>
      <text:p text:style-name="P15"/>
      <text:p text:style-name="P11">Objet : <text:span text:style-name="T8">[attachment.title]</text:span></text:p>
      <text:p text:style-name="P11"/>
      <text:p text:style-name="P11"/>
      <text:p text:style-name="P12">[<text:span text:style-name="T15">recipient</text:span>.<text:span text:style-name="T15">civility</text:span>] [<text:span text:style-name="T15">recipient</text:span>.lastname],</text:p>
      <text:p text:style-name="P16"/>
      <text:p text:style-name="P9"><text:span text:style-name="T11">Madame</text:span> le Maire a attiré mon attention sur votre courrier de demande de place en crèche. Vous nous avez contacté une première fois le <text:span text:style-name="T11">[res_letterbox.doc_date]</text:span> dernier, pour nous expliquer votre situation et les raisons qui vous conduisent aujourd’hui à demander une place en crèche, en urgence, pour votre <text:span text:style-name="T11">enfant</text:span>. Nous avions bien reçu votre demande, qui est en cours d’instruction au sein <text:span text:style-name="T11">du</text:span> service de la Petite Enfance. </text:p>
      <text:p text:style-name="P7"/>
      <text:p text:style-name="P7"><text:span text:style-name="T12">Vous nous avez envoyé une nouvelle demande le 20 mai, suite à votre échange avec Monsieur le Maire, le 23 avril dernier, à la Journée des Associations du quartier du Bel Air. J’accorde bien évidemment une attention toute particulière à votre situation et votre demande. Je ne peux cependant pas passer outre l’ensemble des procédures qui encadrent l’attribution des places en crèches à Montreuil, surtout que nous recevons près de 2 000 demandes par an, pour 500 places disponibles.</text:span> </text:p>
      <text:p text:style-name="P7"/>
      <text:p text:style-name="P7">Ainsi, je vous confirme que votre demande a bien été enregistrée et considérée comme urgente. Nous veillerons, avec <text:span text:style-name="T11">Mme le</text:span> Maire et les services de la Ville à la traiter dans les meilleurs délais et à y apporter une réponse favorable. Vous devriez recevoir une réponse <text:span text:style-name="T9">courant juillet</text:span>, suite à la prochaine commission d’attribution prévue <text:span text:style-name="T9">le 4 juillet</text:span>. Pour toute demande, les services municipaux restent votre disposition. Vous pouvez les contacter au 01 48 70 55 00, en précisant votre numéro de dossier (<text:span text:style-name="T10">XXXXXX</text:span>). </text:p>
      <text:p text:style-name="P7"/>
      <text:p text:style-name="P8">Je vous prie de recevoir, <text:span text:style-name="T8">[recipient.civility] [recipient.lastname]</text:span>, mes plus sincères salutations. </text:p>
      <text:p text:style-name="P6"/>
      <text:p text:style-name="P6"/>
      <text:p text:style-name="P13">Sabrina SAPORTA</text:p>
      <text:p text:style-name="P13">Responsable Petite Enf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5M37S</meta:editing-duration>
    <meta:editing-cycles>26</meta:editing-cycles>
    <meta:generator>LibreOffice/6.0.7.3$Linux_X86_64 LibreOffice_project/00m0$Build-3</meta:generator>
    <dc:date>2019-12-27T14:35:04.529053842</dc:date>
    <meta:print-date>2016-06-06T11:07:27.701000000</meta:print-date>
    <dc:creator>Florian Azizian</dc:creator>
    <meta:document-statistic meta:table-count="2" meta:image-count="1" meta:object-count="0" meta:page-count="1" meta:paragraph-count="22" meta:word-count="290" meta:character-count="1962" meta:non-whitespace-character-count="1680"/>
  </office:meta>
</office:document-meta>
</file>